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6.4063in"/>
    </style:style>
    <style:style style:name="Table1.A1" style:family="table-cell">
      <style:table-cell-properties style:vertical-align="middle" fo:background-color="#eeeeee" fo:padding="0.0521in" fo:border="0.05pt solid #d6d6d6">
        <style:background-image/>
      </style:table-cell-properties>
    </style:style>
    <style:style style:name="Table1.A2" style:family="table-cell">
      <style:table-cell-properties style:vertical-align="middle" fo:padding="0.0521in" fo:border="0.05pt solid #d6d6d6"/>
    </style:style>
    <style:style style:name="Table1.B2" style:family="table-cell">
      <style:table-cell-properties style:vertical-align="middle" fo:padding="0.0521in" fo:border="0.05pt solid #d6d6d6"/>
    </style:style>
    <style:style style:name="Table1.A3" style:family="table-cell">
      <style:table-cell-properties style:vertical-align="middle" fo:padding="0.0521in" fo:border="0.05pt solid #d6d6d6"/>
    </style:style>
    <style:style style:name="Table1.B3" style:family="table-cell">
      <style:table-cell-properties style:vertical-align="middle" fo:padding="0.0521in" fo:border="0.05pt solid #d6d6d6"/>
    </style:style>
    <style:style style:name="Table1.A4" style:family="table-cell">
      <style:table-cell-properties style:vertical-align="middle" fo:padding="0.0521in" fo:border="0.05pt solid #d6d6d6"/>
    </style:style>
    <style:style style:name="Table1.B4" style:family="table-cell">
      <style:table-cell-properties style:vertical-align="middle" fo:padding="0.0521in" fo:border="0.05pt solid #d6d6d6"/>
    </style:style>
    <style:style style:name="Table1.A5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5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6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6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7" style:family="table-cell">
      <style:table-cell-properties style:vertical-align="middle" fo:padding="0.0521in" fo:border="0.05pt solid #d6d6d6"/>
    </style:style>
    <style:style style:name="Table1.B7" style:family="table-cell">
      <style:table-cell-properties style:vertical-align="middle" fo:padding="0.0521in" fo:border="0.05pt solid #d6d6d6"/>
    </style:style>
    <style:style style:name="Table1.A8" style:family="table-cell">
      <style:table-cell-properties style:vertical-align="middle" fo:padding="0.0521in" fo:border="0.05pt solid #d6d6d6"/>
    </style:style>
    <style:style style:name="Table1.B8" style:family="table-cell">
      <style:table-cell-properties style:vertical-align="middle" fo:padding="0.0521in" fo:border="0.05pt solid #d6d6d6"/>
    </style:style>
    <style:style style:name="Table1.A9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9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10" style:family="table-cell">
      <style:table-cell-properties style:vertical-align="middle" fo:padding="0.0521in" fo:border="0.05pt solid #d6d6d6"/>
    </style:style>
    <style:style style:name="Table1.B10" style:family="table-cell">
      <style:table-cell-properties style:vertical-align="middle" fo:padding="0.0521in" fo:border="0.05pt solid #d6d6d6"/>
    </style:style>
    <style:style style:name="P1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fo:padding="0in" fo:border="none" style:text-autospace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3f5fbf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2" style:family="paragraph" style:parent-style-name="Table_20_Heading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Table_20_Contents">
      <style:paragraph-properties fo:margin-top="0in" fo:margin-bottom="0in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808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2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italic" fo:font-weight="normal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name-asian="Monospace" style:font-size-asian="12pt" style:font-name-complex="Monospace" style:font-size-complex="12pt"/>
    </style:style>
    <style:style style:name="P3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name-asian="Monospace" style:font-size-asian="12pt" style:font-name-complex="Monospace" style:font-size-complex="12pt"/>
    </style:style>
    <style:style style:name="P31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3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3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tyle="italic"/>
    </style:style>
    <style:style style:name="P34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italic" fo:font-weight="normal" style:font-name-asian="Monospace" style:font-size-asian="12pt" style:font-name-complex="Monospace" style:font-size-complex="12pt"/>
    </style:style>
    <style:style style:name="P35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italic" fo:font-weight="normal" fo:background-color="#ffff00" style:font-name-asian="Monospace" style:font-size-asian="12pt" style:font-name-complex="Monospace" style:font-size-complex="12pt"/>
    </style:style>
    <style:style style:name="P36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37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fo:background-color="#ffff00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Monospace" style:font-style-asian="italic" style:font-name-complex="Monospace" style:font-style-complex="italic"/>
    </style:style>
    <style:style style:name="T5" style:family="text">
      <style:text-properties fo:font-style="italic" style:font-name-asian="Monospace" style:font-name-complex="Monospace"/>
    </style:style>
    <style:style style:name="T6" style:family="text">
      <style:text-properties fo:font-style="italic" fo:font-weight="normal" style:font-name-asian="Monospace" style:font-style-asian="italic" style:font-name-complex="Monospace" style:font-style-complex="italic"/>
    </style:style>
    <style:style style:name="T7" style:family="text">
      <style:text-properties fo:color="#008080"/>
    </style:style>
    <style:style style:name="T8" style:family="text">
      <style:text-properties fo:color="#3f7f7f"/>
    </style:style>
    <style:style style:name="T9" style:family="text">
      <style:text-properties fo:color="#7f007f"/>
    </style:style>
    <style:style style:name="T10" style:family="text">
      <style:text-properties fo:color="#7f007f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fo:color="#7f007f" style:font-name="Monospace" fo:font-size="10pt" style:font-name-asian="Monospace" style:font-size-asian="10pt" style:font-style-asian="normal" style:font-name-complex="Monospace" style:font-size-complex="10pt" style:font-style-complex="normal"/>
    </style:style>
    <style:style style:name="T12" style:family="text">
      <style:text-properties fo:color="#7f007f"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3" style:family="text">
      <style:text-properties fo:color="#7f007f" style:font-name-asian="Monospace" style:font-name-complex="Monospace"/>
    </style:style>
    <style:style style:name="T14" style:family="text">
      <style:text-properties fo:color="#3c3c3c"/>
    </style:style>
    <style:style style:name="T15" style:family="text">
      <style:text-properties fo:color="#3c3c3c" style:text-underline-style="solid" style:text-underline-width="auto" style:text-underline-color="font-color" style:font-name-asian="Monospace" style:font-name-complex="Monospace"/>
    </style:style>
    <style:style style:name="T16" style:family="text">
      <style:text-properties fo:color="#3c3c3c" style:font-name-asian="Monospace" style:font-name-complex="Monospace"/>
    </style:style>
    <style:style style:name="T17" style:family="text">
      <style:text-properties fo:color="#2a00ff"/>
    </style:style>
    <style:style style:name="T18" style:family="text">
      <style:text-properties fo:color="#2a00ff" fo:font-style="italic" style:font-style-asian="italic" style:font-style-complex="italic"/>
    </style:style>
    <style:style style:name="T19" style:family="text">
      <style:text-properties fo:color="#2a00ff" fo:font-style="italic" style:text-underline-style="solid" style:text-underline-width="auto" style:text-underline-color="font-color" style:font-name-asian="Monospace" style:font-style-asian="italic" style:font-name-complex="Monospace" style:font-style-complex="italic"/>
    </style:style>
    <style:style style:name="T20" style:family="text">
      <style:text-properties fo:color="#2a00ff" fo:font-style="italic" style:font-name-asian="Monospace" style:font-style-asian="italic" style:font-name-complex="Monospace" style:font-style-complex="italic"/>
    </style:style>
    <style:style style:name="T21" style:family="text">
      <style:text-properties style:font-name-asian="Monospace" style:font-name-complex="Monospace"/>
    </style:style>
    <style:style style:name="T22" style:family="text">
      <style:text-properties fo:font-variant="normal" fo:text-transform="none" fo:color="#000000" style:font-name="Helvetica" fo:font-size="12pt" fo:letter-spacing="normal" fo:font-style="italic" fo:font-weight="normal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000000" style:font-name="Monospace" fo:letter-spacing="normal" fo:font-style="normal" fo:font-weight="bold" style:font-name-asian="Monospace" style:font-weight-asian="bold" style:font-name-complex="Monospace" style:font-weight-complex="bold"/>
    </style:style>
    <style:style style:name="T24" style:family="text">
      <style:text-properties fo:font-variant="normal" fo:text-transform="none" fo:color="#7f0055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7f0055" style:font-name="Monospace" fo:letter-spacing="normal" fo:font-style="normal" fo:font-weight="bold" style:font-name-asian="Monospace" style:font-weight-asian="bold" style:font-name-complex="Monospace" style:font-weight-complex="bold"/>
    </style:style>
    <style:style style:name="T26" style:family="text">
      <style:text-properties fo:color="#000000"/>
    </style:style>
    <style:style style:name="T27" style:family="text">
      <style:text-properties fo:color="#000000" style:font-name-asian="Monospace" style:font-name-complex="Monospace"/>
    </style:style>
    <style:style style:name="T28" style:family="text">
      <style:text-properties fo:color="#000000" fo:font-style="italic" style:font-style-asian="italic" style:font-style-complex="italic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7f0055" fo:font-weight="bold" style:font-name-asian="Monospace" style:font-weight-asian="bold" style:font-name-complex="Monospace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3f5fbf"/>
    </style:style>
    <style:style style:name="T33" style:family="text">
      <style:text-properties fo:color="#7f9fbf" fo:font-weight="bold" style:font-weight-asian="bold" style:font-weight-complex="bold"/>
    </style:style>
    <style:style style:name="T34" style:family="text">
      <style:text-properties fo:color="#0000c0"/>
    </style:style>
    <style:style style:name="T35" style:family="text">
      <style:text-properties fo:color="#0000c0" fo:font-style="italic" style:font-style-asian="italic" style:font-style-complex="italic"/>
    </style:style>
    <style:style style:name="T36" style:family="text">
      <style:text-properties fo:color="#0000c0" fo:font-style="italic" style:font-name-asian="Monospace" style:font-style-asian="italic" style:font-name-complex="Monospace" style:font-style-complex="italic"/>
    </style:style>
    <style:style style:name="T37" style:family="text">
      <style:text-properties fo:color="#3f7f5f"/>
    </style:style>
    <style:style style:name="T38" style:family="text">
      <style:text-properties fo:color="#3f7f5f" style:text-underline-style="solid" style:text-underline-width="auto" style:text-underline-color="font-color"/>
    </style:style>
    <style:style style:name="T39" style:family="text">
      <style:text-properties fo:background-color="#ffff00"/>
    </style:style>
    <style:style style:name="T40" style:family="text">
      <style:text-properties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iết kế chức năng “Login”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tep</text:p>
          </table:table-cell>
          <table:table-cell table:style-name="Table1.A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2">import ứng dụng androidOpac mới nhất và tiến hành thêm các chức năng mới</text:p>
          </table:table-cell>
        </table:table-row>
        <table:table-row>
          <table:table-cell table:style-name="Table1.A3" office:value-type="string">
            <text:p text:style-name="P1">2</text:p>
          </table:table-cell>
          <table:table-cell table:style-name="Table1.B3" office:value-type="string">
            <text:p text:style-name="P2">Thay đổi tập tin <text:s text:c="2"/><text:span text:style-name="T2">src/MainActivity.java <text:s/>với yêu cầu </text:span></text:p>
            <text:p text:style-name="P33">-dùng button “login”</text:p>
            <text:p text:style-name="P33">-thêm textview để hiển thị câu chào: (khi ko có login → bạn là khách chưa đăng nhập)</text:p>
            <text:p text:style-name="P2"><text:span text:style-name="T2">(khi có login → <text:s/>chào bạn “ <text:s/>“ ) </text:span><text:s/></text:p>
          </table:table-cell>
        </table:table-row>
        <table:table-row>
          <table:table-cell table:style-name="Table1.A4" office:value-type="string">
            <text:p text:style-name="P1">3</text:p>
          </table:table-cell>
          <table:table-cell table:style-name="Table1.B4" office:value-type="string">
            <text:p text:style-name="P2">Thay đổi tập tin layout XML <text:s/><text:span text:style-name="T2">res/layout/activity_main.xml <text:s/></text:span>và thêm các giao diện người dùng mới nếu cần thiết</text:p>
          </table:table-cell>
        </table:table-row>
        <table:table-row>
          <table:table-cell table:style-name="Table1.A6" office:value-type="string">
            <text:p text:style-name="P1">4</text:p>
          </table:table-cell>
          <table:table-cell table:style-name="Table1.B6" office:value-type="string">
            <text:p text:style-name="P2">Thêm mới tập tin <text:span text:style-name="T2">src/a</text:span><text:span text:style-name="T22">uthenticator /Authenticator</text:span><text:span text:style-name="T2">Activity.java</text:span> <text:s/>và thay đổi phần package</text:p>
            <text:p text:style-name="P2">Thêm mới tập tin <text:span text:style-name="T2">src/a</text:span><text:span text:style-name="T22">uthenticator/AccountAuthenticator</text:span><text:span text:style-name="T2">.java</text:span> <text:s/>và thay đổi phần package</text:p>
            <text:p text:style-name="P2">Thêm mới tập tin <text:span text:style-name="T2">src/a</text:span><text:span text:style-name="T22">uthenticator/AccountAuthenticatorService</text:span><text:span text:style-name="T2">.java</text:span> <text:s/>và thay đổi phần package</text:p>
          </table:table-cell>
        </table:table-row>
        <table:table-row>
          <table:table-cell table:style-name="Table1.A6" office:value-type="string">
            <text:p text:style-name="P1">5</text:p>
          </table:table-cell>
          <table:table-cell table:style-name="Table1.B6" office:value-type="string">
            <text:p text:style-name="P2">Thêm mới tập tin layout XML <text:s/><text:span text:style-name="T2">res/layout/login.xml <text:s/></text:span></text:p>
          </table:table-cell>
        </table:table-row>
        <table:table-row>
          <table:table-cell table:style-name="Table1.A7" office:value-type="string">
            <text:p text:style-name="P1">6</text:p>
          </table:table-cell>
          <table:table-cell table:style-name="Table1.B7" office:value-type="string">
            <text:p text:style-name="P2">Thay đổi tập tin <text:s/><text:span text:style-name="T2">res/values/strings.xml</text:span> <text:s text:c="2"/>để định nghĩa lại các giá trị hằng ký tự</text:p>
          </table:table-cell>
        </table:table-row>
        <table:table-row>
          <table:table-cell table:style-name="Table1.A8" office:value-type="string">
            <text:p text:style-name="P1">7</text:p>
          </table:table-cell>
          <table:table-cell table:style-name="Table1.B8" office:value-type="string">
            <text:p text:style-name="P2">Thay đổi tập tin <text:s/><text:span text:style-name="T2">AndroidManifest.xml <text:s text:c="2"/></text:span>cho thích hợp </text:p>
          </table:table-cell>
        </table:table-row>
        <table:table-row>
          <table:table-cell table:style-name="Table1.A9" office:value-type="string">
            <text:p text:style-name="P1">8</text:p>
          </table:table-cell>
          <table:table-cell table:style-name="Table1.B9" office:value-type="string">
            <text:p text:style-name="P2">Thay đổi tập tin <text:s/><text:span text:style-name="T2">src/a</text:span><text:span text:style-name="T22">uthenticator /KohaAuthHandler</text:span><text:span text:style-name="T2">.java</text:span></text:p>
          </table:table-cell>
        </table:table-row>
        <table:table-row>
          <table:table-cell table:style-name="Table1.A10" office:value-type="string">
            <text:p text:style-name="P1">9</text:p>
          </table:table-cell>
          <table:table-cell table:style-name="Table1.B10" office:value-type="string">
            <text:p text:style-name="P18">Chạy ứng dụng thử trên <text:s/><text:span text:style-name="T3">Android emulator</text:span> để kiểm tra kết quả ứng dụng </text:p>
          </table:table-cell>
        </table:table-row>
      </table:table>
      <text:p text:style-name="P3"/>
      <text:p text:style-name="P3"/>
      <text:p text:style-name="P4">Chi tiết</text:p>
      <text:p text:style-name="P6">Step 2 <text:s text:c="3"/><text:span text:style-name="T2">src/MainActivity.java</text:span></text:p>
      <text:p text:style-name="P5">//Thêm vào khai báo:</text:p>
      <text:p text:style-name="P9"><text:span text:style-name="T29">import</text:span><text:span text:style-name="T1"> edu.dnu.androidopac.authenticator.AuthenticatorActivity;</text:span></text:p>
      <text:p text:style-name="P24"><text:span text:style-name="T25">import</text:span><text:span text:style-name="T23"> android.widget.TextView;</text:span><text:span text:style-name="T24"> <text:s text:c="5"/></text:span></text:p>
      <text:p text:style-name="P9"><text:span text:style-name="T29">public</text:span> <text:span text:style-name="T29">static</text:span> Button <text:span text:style-name="T35">loginButton</text:span>;</text:p>
      <text:p text:style-name="P13"><text:span text:style-name="T29">public</text:span><text:span text:style-name="T26"> </text:span><text:span text:style-name="T29">static</text:span><text:span text:style-name="T26"> Button </text:span><text:span text:style-name="T35">myBooksButton</text:span><text:span text:style-name="T26">;</text:span></text:p>
      <text:p text:style-name="P14"><text:span text:style-name="T30">public</text:span><text:span text:style-name="T27"> </text:span><text:span text:style-name="T30">static</text:span><text:span text:style-name="T27"> TextView </text:span><text:span text:style-name="T36">userLoggedInTextView</text:span><text:span text:style-name="T27">;</text:span></text:p>
      <text:p text:style-name="P5">//Thêm vào button + textview</text:p>
      <text:p text:style-name="P4">loginButton = (Button) findViewById(R.id.login_button); </text:p>
      <text:p text:style-name="P4">userLoggedInTextView = (TextView) findViewById(R.id.userLoggedTextView);</text:p>
      <text:p text:style-name="P4"/>
      <text:p text:style-name="P5">//Thêm xử lý sự kiện kích button</text:p>
      <text:p text:style-name="P4">/** Called when the user clicks the login button */ </text:p>
      <text:p text:style-name="P4">public void login(View view) { </text:p>
      <text:p text:style-name="P4"><text:tab/>Intent intent = new Intent(this, AuthenticatorActivity.class); </text:p>
      <text:p text:style-name="P4"><text:tab/>startActivity(intent); </text:p>
      <text:p text:style-name="P4">}</text:p>
      <text:p text:style-name="P6">Step 3 <text:s text:c="2"/><text:span text:style-name="T2">res/layout/activity_main.xml </text:span></text:p>
      <text:p text:style-name="P20"/>
      <text:p text:style-name="P9"><text:span text:style-name="T7">&lt;</text:span><text:span text:style-name="T8">TextView</text:span></text:p>
      <text:p text:style-name="P13"><text:tab/> <text:s text:c="3"/><text:span text:style-name="T9">android:id</text:span><text:span text:style-name="T14">=</text:span><text:span text:style-name="T18">"@+id/userLoggedTextView"</text:span></text:p>
      <text:p text:style-name="P13"><text:tab/> <text:s text:c="3"/><text:span text:style-name="T9">android:layout_width</text:span><text:span text:style-name="T14">=</text:span><text:span text:style-name="T18">"match_parent"</text:span></text:p>
      <text:p text:style-name="P13"><text:tab/> <text:s text:c="3"/><text:span text:style-name="T9">android:layout_height</text:span><text:span text:style-name="T14">=</text:span><text:span text:style-name="T18">"wrap_content"</text:span></text:p>
      <text:p text:style-name="P13"><text:soft-page-break/><text:tab/> <text:s text:c="3"/><text:span text:style-name="T9">android:text</text:span><text:span text:style-name="T14">=</text:span><text:span text:style-name="T18">"Ban chua dang nhap !"</text:span></text:p>
      <text:p text:style-name="P15"><text:span text:style-name="T18"><text:s text:c="20"/></text:span><text:span text:style-name="T12">android:visibility</text:span><text:span text:style-name="T18">="gone"</text:span></text:p>
      <text:p text:style-name="P25">/&gt;</text:p>
      <text:p text:style-name="P25"/>
      <text:p text:style-name="P9"><text:span text:style-name="T7">&lt;</text:span><text:span text:style-name="T8">Button</text:span></text:p>
      <text:p text:style-name="P13"><text:s text:c="8"/><text:span text:style-name="T9">android:id</text:span><text:span text:style-name="T14">=</text:span><text:span text:style-name="T18">"@+id/login_button"</text:span></text:p>
      <text:p text:style-name="P13"><text:s text:c="8"/><text:span text:style-name="T9">android:layout_width</text:span><text:span text:style-name="T14">=</text:span><text:span text:style-name="T18">"160dp"</text:span></text:p>
      <text:p text:style-name="P13"><text:s text:c="8"/><text:span text:style-name="T9">android:layout_height</text:span><text:span text:style-name="T14">=</text:span><text:span text:style-name="T18">"wrap_content"</text:span></text:p>
      <text:p text:style-name="P13"><text:s text:c="8"/><text:span text:style-name="T9">android:layout_marginLeft</text:span><text:span text:style-name="T14">=</text:span><text:span text:style-name="T18">"70dp"</text:span></text:p>
      <text:p text:style-name="P13"><text:s text:c="8"/><text:span text:style-name="T9">android:layout_marginRight</text:span><text:span text:style-name="T14">=</text:span><text:span text:style-name="T18">"70dp"</text:span></text:p>
      <text:p text:style-name="P13"><text:s text:c="8"/><text:span text:style-name="T9">android:onClick</text:span><text:span text:style-name="T14">=</text:span><text:span text:style-name="T18">"login"</text:span></text:p>
      <text:p text:style-name="P14"><text:span text:style-name="T20"><text:s text:c="8"/></text:span><text:span text:style-name="T10">android:text</text:span><text:span text:style-name="T15">=</text:span><text:span text:style-name="T19">"@string/login_button"</text:span><text:span text:style-name="T21"> </text:span></text:p>
      <text:p text:style-name="P25">/&gt;</text:p>
      <text:p text:style-name="P13"><text:span text:style-name="T7">&lt;</text:span><text:span text:style-name="T8">Button</text:span></text:p>
      <text:p text:style-name="P13"><text:s text:c="8"/><text:span text:style-name="T9">android:id</text:span><text:span text:style-name="T14">=</text:span><text:span text:style-name="T18">"@+id/mybooksbutton"</text:span></text:p>
      <text:p text:style-name="P13"><text:s text:c="8"/><text:span text:style-name="T9">android:layout_width</text:span><text:span text:style-name="T14">=</text:span><text:span text:style-name="T18">"160dp"</text:span></text:p>
      <text:p text:style-name="P13"><text:s text:c="8"/><text:span text:style-name="T9">android:layout_height</text:span><text:span text:style-name="T14">=</text:span><text:span text:style-name="T18">"wrap_content"</text:span></text:p>
      <text:p text:style-name="P13"><text:s text:c="8"/><text:span text:style-name="T9">android:layout_marginLeft</text:span><text:span text:style-name="T14">=</text:span><text:span text:style-name="T18">"70dp"</text:span></text:p>
      <text:p text:style-name="P13"><text:s text:c="8"/><text:span text:style-name="T9">android:layout_marginRight</text:span><text:span text:style-name="T14">=</text:span><text:span text:style-name="T18">"70dp"</text:span></text:p>
      <text:p text:style-name="P13"><text:s text:c="8"/><text:span text:style-name="T9">android:text</text:span><text:span text:style-name="T14">=</text:span><text:span text:style-name="T18">"@string/my_books_button"</text:span></text:p>
      <text:p text:style-name="P14"><text:span text:style-name="T21"><text:s text:c="8"/></text:span><text:span text:style-name="T13">android:visibility</text:span><text:span text:style-name="T16">=</text:span><text:span text:style-name="T20">"gone"</text:span><text:span text:style-name="T21"> </text:span></text:p>
      <text:p text:style-name="P25">/&gt;</text:p>
      <text:p text:style-name="P29">Chú ý:</text:p>
      <text:p text:style-name="P8"><text:span text:style-name="T11">android:visibility</text:span><text:span text:style-name="T20">="gone" <text:s text:c="2"/></text:span></text:p>
      <text:p text:style-name="P29">vì khi chưa đăng nhập, các hộp này sẽ tắt</text:p>
      <text:p text:style-name="P10"><text:span text:style-name="T9">android:onClick</text:span><text:span text:style-name="T14">=</text:span><text:span text:style-name="T18">"@string/login"</text:span></text:p>
      <text:p text:style-name="P29">Khi kích chuột vào button này, sự kiện được kích hoạt tại function “login”</text:p>
      <text:p text:style-name="P31"/>
      <text:p text:style-name="P6"><text:span text:style-name="T21">Step 4 <text:s text:c="3"/></text:span><text:span text:style-name="T5">src/</text:span><text:span text:style-name="T6">Authenticator</text:span><text:span text:style-name="T5">Activity.java <text:s text:c="4"/></text:span><text:span text:style-name="T6">AccountAuthenticator</text:span><text:span text:style-name="T5">.java <text:s text:c="3"/></text:span><text:span text:style-name="T6">AccountAuthenticatorService</text:span><text:span text:style-name="T5">.java</text:span></text:p>
      <text:p text:style-name="P30">Thêm đoạn công bố bản quyền tự do <text:s/>Apache License, Version 2.0 (nếu đã có thì không thêm tiếp)</text:p>
      <text:p text:style-name="P29">/* </text:p>
      <text:p text:style-name="P29"><text:s/>* Copyright (C) 2010 The Android Open Source Project </text:p>
      <text:p text:style-name="P29"><text:s/>* </text:p>
      <text:p text:style-name="P29"><text:s/>* Licensed under the Apache License, Version 2.0 (the "License"); you may not </text:p>
      <text:p text:style-name="P29"><text:s/>* use this file except in compliance with the License. You may obtain a copy of </text:p>
      <text:p text:style-name="P29"><text:s/>* the License at </text:p>
      <text:p text:style-name="P29"><text:s/>* </text:p>
      <text:p text:style-name="P29"><text:s/>* http://www.apache.org/licenses/LICENSE-2.0 </text:p>
      <text:p text:style-name="P29"><text:s/>* </text:p>
      <text:p text:style-name="P29"><text:s/>* Unless required by applicable law or agreed to in writing, software </text:p>
      <text:p text:style-name="P29"><text:s/>* distributed under the License is distributed on an "AS IS" BASIS, WITHOUT </text:p>
      <text:p text:style-name="P29"><text:s/>* WARRANTIES OR CONDITIONS OF ANY KIND, either express or implied. See the </text:p>
      <text:p text:style-name="P29"><text:s/>* License for the specific language governing permissions and limitations under </text:p>
      <text:p text:style-name="P29"><text:s/>* the License. </text:p>
      <text:p text:style-name="P29"><text:s/>*/</text:p>
      <text:p text:style-name="P30">Thêm đoạn import</text:p>
      <text:p text:style-name="P9"><text:span text:style-name="T29">import</text:span> edu.dnu.androidopac.Constants;</text:p>
      <text:p text:style-name="P13"><text:span text:style-name="T29">import</text:span><text:span text:style-name="T26"> edu.dnu.androidopac.MainActivity;</text:span></text:p>
      <text:p text:style-name="P13"><text:span text:style-name="T29">import</text:span><text:span text:style-name="T26"> edu.dnu.androidopac.R;</text:span></text:p>
      <text:p text:style-name="P13"><text:span text:style-name="T29">import</text:span><text:span text:style-name="T26"> edu.dnu.androidopac.log.LogConfig;</text:span></text:p>
      <text:p text:style-name="P13"><text:span text:style-name="T29">import</text:span><text:span text:style-name="T26"> android.accounts.Account;</text:span></text:p>
      <text:p text:style-name="P13"><text:soft-page-break/><text:span text:style-name="T29">import</text:span><text:span text:style-name="T26"> android.accounts.AccountAuthenticatorActivity;</text:span></text:p>
      <text:p text:style-name="P13"><text:span text:style-name="T29">import</text:span><text:span text:style-name="T26"> android.accounts.AccountManager;</text:span></text:p>
      <text:p text:style-name="P13"><text:span text:style-name="T29">import</text:span><text:span text:style-name="T26"> android.app.Dialog;</text:span></text:p>
      <text:p text:style-name="P13"><text:span text:style-name="T29">import</text:span><text:span text:style-name="T26"> android.app.ProgressDialog;</text:span></text:p>
      <text:p text:style-name="P13"><text:span text:style-name="T29">import</text:span><text:span text:style-name="T26"> android.content.DialogInterface;</text:span></text:p>
      <text:p text:style-name="P13"><text:span text:style-name="T29">import</text:span><text:span text:style-name="T26"> android.content.Intent;</text:span></text:p>
      <text:p text:style-name="P13"><text:span text:style-name="T29">import</text:span><text:span text:style-name="T26"> android.os.Bundle;</text:span></text:p>
      <text:p text:style-name="P13"><text:span text:style-name="T29">import</text:span><text:span text:style-name="T26"> android.os.Handler;</text:span></text:p>
      <text:p text:style-name="P13"><text:span text:style-name="T29">import</text:span><text:span text:style-name="T26"> android.text.TextUtils;</text:span></text:p>
      <text:p text:style-name="P13"><text:span text:style-name="T29">import</text:span><text:span text:style-name="T26"> android.util.Log;</text:span></text:p>
      <text:p text:style-name="P13"><text:span text:style-name="T29">import</text:span><text:span text:style-name="T26"> android.view.View;</text:span></text:p>
      <text:p text:style-name="P13"><text:span text:style-name="T29">import</text:span><text:span text:style-name="T26"> android.view.View.OnClickListener;</text:span></text:p>
      <text:p text:style-name="P13"><text:span text:style-name="T29">import</text:span><text:span text:style-name="T26"> android.view.Window;</text:span></text:p>
      <text:p text:style-name="P13"><text:span text:style-name="T29">import</text:span><text:span text:style-name="T26"> android.widget.Button;</text:span></text:p>
      <text:p text:style-name="P13"><text:span text:style-name="T29">import</text:span><text:span text:style-name="T26"> android.widget.EditText;</text:span></text:p>
      <text:p text:style-name="P13"><text:span text:style-name="T29">import</text:span><text:span text:style-name="T26"> android.widget.TextView;</text:span></text:p>
      <text:p text:style-name="P14"><text:span text:style-name="T30">import</text:span><text:span text:style-name="T27"> android.widget.Toast;</text:span></text:p>
      <text:p text:style-name="P30">Thêm đoạn xử lý login</text:p>
      <text:p text:style-name="P29">public class AuthenticatorActivity extends AccountAuthenticatorActivity implements OnClickListener { </text:p>
      <text:p text:style-name="P29"><text:tab/>static final String TAG = LogConfig.getLogTag(AuthenticatorActivity.class); </text:p>
      <text:p text:style-name="P29"><text:tab/></text:p>
      <text:p text:style-name="P29"><text:s text:c="4"/>public void onCreate(Bundle icicle) { </text:p>
      <text:p text:style-name="P29"><text:s text:c="8"/>super.onCreate(icicle); </text:p>
      <text:p text:style-name="P29"><text:s text:c="8"/>mAccountManager = AccountManager.get(this); </text:p>
      <text:p text:style-name="P29"><text:s text:c="8"/>final Intent intent = getIntent(); </text:p>
      <text:p text:style-name="P29"><text:s text:c="8"/>mUsername = intent.getStringExtra(Constants.PARAM_USERNAME); </text:p>
      <text:p text:style-name="P29"><text:s text:c="8"/>mAuthtokenType = intent.getStringExtra(Constants.PARAM_AUTHTOKEN_TYPE); </text:p>
      <text:p text:style-name="P29"><text:s text:c="8"/>mRequestNewAccount = mUsername == null; </text:p>
      <text:p text:style-name="P29"><text:s text:c="8"/>mConfirmCredentials = </text:p>
      <text:p text:style-name="P29"><text:s text:c="12"/>intent.getBooleanExtra(Constants.PARAM_CONFIRMCREDENTIALS, false); </text:p>
      <text:p text:style-name="P29"/>
      <text:p text:style-name="P29"><text:s text:c="8"/>if ( DEBUG ) Log.d(TAG, " <text:s text:c="3"/>request new: " + mRequestNewAccount); </text:p>
      <text:p text:style-name="P29"><text:s text:c="8"/>requestWindowFeature(Window.FEATURE_LEFT_ICON);</text:p>
      <text:p text:style-name="P4"><text:span text:style-name="T21"><text:s text:c="8"/>//</text:span><text:span text:style-name="T4">Tạo view cho login đè ngay trong cửa sổ hiện hành</text:span><text:span text:style-name="T21"> </text:span></text:p>
      <text:p text:style-name="P4"><text:span text:style-name="T21"><text:s text:c="8"/></text:span><text:span text:style-name="T4">setContentView(R.layout.login);</text:span><text:span text:style-name="T21"> </text:span></text:p>
      <text:p text:style-name="P29"><text:s text:c="8"/>getWindow().setFeatureDrawableResource(Window.FEATURE_LEFT_ICON, </text:p>
      <text:p text:style-name="P29"><text:s text:c="12"/>android.R.drawable.ic_dialog_alert); </text:p>
      <text:p text:style-name="P29"><text:s text:c="7"/>//Trong login <text:s/>view <text:s/>phải có <text:s/>login_message, <text:s/>username, <text:s/>password</text:p>
      <text:p text:style-name="P29"><text:s text:c="8"/>mMessage = (TextView) findViewById(R.id.login_message); </text:p>
      <text:p text:style-name="P29"><text:s text:c="8"/>mUsernameEdit = (EditText) findViewById(R.id.username); </text:p>
      <text:p text:style-name="P29"><text:s text:c="8"/>mPasswordEdit = (EditText) findViewById(R.id.password); </text:p>
      <text:p text:style-name="P29"/>
      <text:p text:style-name="P29"><text:s text:c="8"/>mUsernameEdit.setText(mUsername); </text:p>
      <text:p text:style-name="P29"><text:s text:c="8"/>mMessage.setText(getMessage()); </text:p>
      <text:p text:style-name="P29"><text:s text:c="8"/></text:p>
      <text:p text:style-name="P29"><text:s text:c="8"/>//Tìm lại button <text:s/>btnLoginGo</text:p>
      <text:p text:style-name="P29"><text:s text:c="8"/>((Button) this.findViewById(R.id.btnLoginGo)).setOnClickListener(this); <text:s text:c="5"/></text:p>
      <text:p text:style-name="P29"/>
      <text:p text:style-name="P29"><text:s text:c="4"/>} </text:p>
      <text:p text:style-name="P30"><text:soft-page-break/>//Thêm xử lý sự kiên login</text:p>
      <text:p text:style-name="P11">/**</text:p>
      <text:p text:style-name="P17"><text:s text:c="5"/>* Handles onClick event on the Submit button. Sends <text:span text:style-name="T31">username</text:span>/password to</text:p>
      <text:p text:style-name="P17"><text:s text:c="5"/>* the server for authentication.</text:p>
      <text:p text:style-name="P17"><text:s text:c="5"/>* </text:p>
      <text:p text:style-name="P13"><text:span text:style-name="T32"><text:s text:c="5"/>* </text:span><text:span text:style-name="T33">@param</text:span><text:span text:style-name="T32"> view The Submit button for which this method is invoked</text:span></text:p>
      <text:p text:style-name="P17"><text:s text:c="5"/>*/</text:p>
      <text:p text:style-name="P13"><text:span text:style-name="T26"><text:s text:c="4"/></text:span><text:span text:style-name="T29">public</text:span><text:span text:style-name="T26"> </text:span><text:span text:style-name="T29">void</text:span><text:span text:style-name="T26"> handleLogin(View view) {</text:span></text:p>
      <text:p text:style-name="P13"><text:span text:style-name="T26"><text:s text:c="8"/></text:span><text:span text:style-name="T29">if</text:span><text:span text:style-name="T26"> (</text:span><text:span text:style-name="T34">mRequestNewAccount</text:span><text:span text:style-name="T26">) {</text:span></text:p>
      <text:p text:style-name="P13"><text:span text:style-name="T26"><text:s text:c="12"/></text:span><text:span text:style-name="T35">mUsername</text:span><text:span text:style-name="T26"> = </text:span><text:span text:style-name="T34">mUsernameEdit</text:span><text:span text:style-name="T26">.getText().toString();</text:span></text:p>
      <text:p text:style-name="P16"><text:s text:c="8"/>}</text:p>
      <text:p text:style-name="P13"><text:span text:style-name="T26"><text:s text:c="8"/></text:span><text:span text:style-name="T34">mPassword</text:span><text:span text:style-name="T26"> = </text:span><text:span text:style-name="T34">mPasswordEdit</text:span><text:span text:style-name="T26">.getText().toString();</text:span></text:p>
      <text:p text:style-name="P13"><text:span text:style-name="T26"><text:s text:c="8"/></text:span><text:span text:style-name="T29">if</text:span><text:span text:style-name="T26"> (TextUtils.</text:span><text:span text:style-name="T28">isEmpty</text:span><text:span text:style-name="T26">(</text:span><text:span text:style-name="T35">mUsername</text:span><text:span text:style-name="T26">) || TextUtils.</text:span><text:span text:style-name="T28">isEmpty</text:span><text:span text:style-name="T26">(</text:span><text:span text:style-name="T34">mPassword</text:span><text:span text:style-name="T26">)) {</text:span></text:p>
      <text:p text:style-name="P13"><text:span text:style-name="T26"><text:s text:c="12"/></text:span><text:span text:style-name="T34">mMessage</text:span><text:span text:style-name="T26">.setVisibility(View.</text:span><text:span text:style-name="T35">VISIBLE</text:span><text:span text:style-name="T26">);</text:span></text:p>
      <text:p text:style-name="P13"><text:span text:style-name="T26"><text:s text:c="12"/></text:span><text:span text:style-name="T34">mMessage</text:span><text:span text:style-name="T26">.setText(getMessage());</text:span></text:p>
      <text:p text:style-name="P13"><text:span text:style-name="T26"><text:s text:c="8"/>} </text:span><text:span text:style-name="T29">else</text:span><text:span text:style-name="T26"> {</text:span></text:p>
      <text:p text:style-name="P16"><text:s text:c="12"/>showProgress();</text:p>
      <text:p text:style-name="P13"><text:span text:style-name="T26"><text:s text:c="12"/></text:span><text:span text:style-name="T34">mMessage</text:span><text:span text:style-name="T26">.setVisibility(View.</text:span><text:span text:style-name="T35">GONE</text:span><text:span text:style-name="T26">);</text:span></text:p>
      <text:p text:style-name="P13"><text:span text:style-name="T26"><text:s text:c="12"/></text:span><text:span text:style-name="T37">// Start authenticating...</text:span></text:p>
      <text:p text:style-name="P13"><text:span text:style-name="T26"><text:s text:c="12"/></text:span><text:span text:style-name="T34">mAuthThread</text:span><text:span text:style-name="T26"> =</text:span></text:p>
      <text:p text:style-name="P13"><text:span text:style-name="T26"><text:s text:c="12"/><text:tab/>KohaAuthHandler.</text:span><text:span text:style-name="T28">attemptAuth</text:span><text:span text:style-name="T26">(</text:span><text:span text:style-name="T35">mUsername</text:span><text:span text:style-name="T26">, </text:span><text:span text:style-name="T34">mPassword</text:span><text:span text:style-name="T26">, </text:span><text:span text:style-name="T34">mHandler</text:span><text:span text:style-name="T26">,</text:span></text:p>
      <text:p text:style-name="P13"><text:span text:style-name="T26"><text:s text:c="20"/>AuthenticatorActivity.</text:span><text:span text:style-name="T29">this</text:span><text:span text:style-name="T26">);</text:span></text:p>
      <text:p text:style-name="P16"><text:s text:c="8"/>}</text:p>
      <text:p text:style-name="P16"><text:s text:c="4"/>}</text:p>
      <text:p text:style-name="P30">//Thêm mới hoạt động sau khi login thành công</text:p>
      <text:p text:style-name="P11">/**</text:p>
      <text:p text:style-name="P17"><text:s text:c="5"/>* Called when the authentication process completes (see attemptLogin()).</text:p>
      <text:p text:style-name="P17"><text:s text:c="5"/>*/</text:p>
      <text:p text:style-name="P13"><text:span text:style-name="T26"><text:s text:c="4"/></text:span><text:span text:style-name="T29">public</text:span><text:span text:style-name="T26"> </text:span><text:span text:style-name="T29">void</text:span><text:span text:style-name="T26"> onAuthenticationResult(String authToken) {</text:span></text:p>
      <text:p text:style-name="P13"><text:span text:style-name="T26"><text:s text:c="8"/></text:span><text:span text:style-name="T29">if</text:span><text:span text:style-name="T26"> ( </text:span><text:span text:style-name="T35">DEBUG</text:span><text:span text:style-name="T26"> ) Log.</text:span><text:span text:style-name="T28">d</text:span><text:span text:style-name="T26">(</text:span><text:span text:style-name="T35">TAG</text:span><text:span text:style-name="T26">, </text:span><text:span text:style-name="T17">"onAuthenticationResult("</text:span><text:span text:style-name="T26"> + authToken + </text:span><text:span text:style-name="T17">")"</text:span><text:span text:style-name="T26">);</text:span></text:p>
      <text:p text:style-name="P13"><text:span text:style-name="T26"><text:s text:c="8"/></text:span><text:span text:style-name="T37">// Hide the progress dialog</text:span></text:p>
      <text:p text:style-name="P16"><text:s text:c="8"/>hideProgress();</text:p>
      <text:p text:style-name="P16"><text:s text:c="8"/></text:p>
      <text:p text:style-name="P13"><text:span text:style-name="T26"><text:s text:c="8"/></text:span><text:span text:style-name="T34">mAuthtoken</text:span><text:span text:style-name="T26"> = authToken;</text:span></text:p>
      <text:p text:style-name="P13"><text:span text:style-name="T26"><text:s text:c="8"/></text:span><text:span text:style-name="T29">if</text:span><text:span text:style-name="T26"> (authToken != </text:span><text:span text:style-name="T29">null</text:span><text:span text:style-name="T26">) {</text:span></text:p>
      <text:p text:style-name="P13"><text:span text:style-name="T26"><text:s text:c="12"/></text:span><text:span text:style-name="T29">if</text:span><text:span text:style-name="T26"> (!</text:span><text:span text:style-name="T34">mConfirmCredentials</text:span><text:span text:style-name="T26">) {</text:span></text:p>
      <text:p text:style-name="P16"><text:s text:c="16"/>finishLogin();</text:p>
      <text:p text:style-name="P13"><text:span text:style-name="T26"><text:s text:c="12"/><text:tab/>Toast.</text:span><text:span text:style-name="T28">makeText</text:span><text:span text:style-name="T26">(</text:span><text:span text:style-name="T29">this</text:span><text:span text:style-name="T26">, </text:span><text:span text:style-name="T17">"Logged in"</text:span><text:span text:style-name="T26">, Toast.</text:span><text:span text:style-name="T35">LENGTH_LONG</text:span><text:span text:style-name="T26">).show();</text:span></text:p>
      <text:p text:style-name="P13"><text:span text:style-name="T26"><text:s text:c="12"/>MainActivity.</text:span><text:span text:style-name="T35">loginButton</text:span><text:span text:style-name="T26">.setVisibility(View.</text:span><text:span text:style-name="T35">GONE</text:span><text:span text:style-name="T26">); <text:s text:c="9"/><text:tab/> <text:s text:c="2"/>MainActivity.</text:span><text:span text:style-name="T35">userLoggedInTextView</text:span><text:span text:style-name="T26">.setText(getResources().getString(R.string.</text:span><text:span text:style-name="T35">user_logged</text:span><text:span text:style-name="T26">) + </text:span><text:span text:style-name="T17">" "</text:span><text:span text:style-name="T26"> + </text:span><text:span text:style-name="T35">mUsername</text:span><text:span text:style-name="T26">);</text:span></text:p>
      <text:p text:style-name="P13"><text:span text:style-name="T26"><text:s text:c="12"/><text:tab/>MainActivity.</text:span><text:span text:style-name="T35">userLoggedInTextView</text:span><text:span text:style-name="T26">.setVisibility(View.</text:span><text:span text:style-name="T35">VISIBLE</text:span><text:span text:style-name="T26">);</text:span></text:p>
      <text:p text:style-name="P13"><text:span text:style-name="T26"><text:s text:c="12"/><text:tab/>MainActivity.</text:span><text:span text:style-name="T35">myBooksButton</text:span><text:span text:style-name="T26">.setVisibility(View.</text:span><text:span text:style-name="T35">VISIBLE</text:span><text:span text:style-name="T26">);</text:span></text:p>
      <text:p text:style-name="P13"><text:span text:style-name="T26"><text:s text:c="12"/>} </text:span><text:span text:style-name="T29">else</text:span><text:span text:style-name="T26"> {</text:span></text:p>
      <text:p text:style-name="P13"><text:span text:style-name="T26"><text:s text:c="16"/>finishConfirmCredentials(</text:span><text:span text:style-name="T29">true</text:span><text:span text:style-name="T26">);</text:span></text:p>
      <text:p text:style-name="P16"><text:s text:c="12"/>}</text:p>
      <text:p text:style-name="P13"><text:span text:style-name="T26"><text:s text:c="8"/>} </text:span><text:span text:style-name="T29">else</text:span><text:span text:style-name="T26"> {</text:span></text:p>
      <text:p text:style-name="P13"><text:span text:style-name="T26"><text:s text:c="12"/>Log.</text:span><text:span text:style-name="T28">e</text:span><text:span text:style-name="T26">(</text:span><text:span text:style-name="T35">TAG</text:span><text:span text:style-name="T26">, </text:span><text:span text:style-name="T17">"onAuthenticationResult: failed to authenticate"</text:span><text:span text:style-name="T26">);</text:span></text:p>
      <text:p text:style-name="P13"><text:span text:style-name="T26"><text:s text:c="12"/></text:span><text:span text:style-name="T34">mMessage</text:span><text:span text:style-name="T26">.setVisibility(View.</text:span><text:span text:style-name="T35">VISIBLE</text:span><text:span text:style-name="T26">);</text:span></text:p>
      <text:p text:style-name="P13"/>
      <text:p text:style-name="P16"><text:s text:c="4"/><text:tab/><text:tab/></text:p>
      <text:p text:style-name="P13"><text:span text:style-name="T26"><text:s text:c="4"/><text:tab/><text:tab/>Toast.</text:span><text:span text:style-name="T28">makeText</text:span><text:span text:style-name="T26">(</text:span><text:span text:style-name="T29">this</text:span><text:span text:style-name="T26">, KohaAuthHandler.</text:span><text:span text:style-name="T35">auri</text:span><text:span text:style-name="T26">, Toast.</text:span><text:span text:style-name="T35">LENGTH_LONG</text:span><text:span text:style-name="T26">).show();</text:span></text:p>
      <text:p text:style-name="P13"><text:span text:style-name="T26"><text:s text:c="12"/></text:span><text:span text:style-name="T29">if</text:span><text:span text:style-name="T26"> (</text:span><text:span text:style-name="T34">mRequestNewAccount</text:span><text:span text:style-name="T26">) {</text:span></text:p>
      <text:p text:style-name="P13"><text:span text:style-name="T26"><text:s text:c="16"/></text:span><text:span text:style-name="T37">// "Please enter a valid </text:span><text:span text:style-name="T38">username</text:span><text:span text:style-name="T37">/password.</text:span></text:p>
      <text:p text:style-name="P13"><text:span text:style-name="T26"><text:s text:c="16"/></text:span><text:span text:style-name="T34">mMessage</text:span></text:p>
      <text:p text:style-name="P13"><text:span text:style-name="T26"><text:s text:c="20"/>.setText(getText(R.string.</text:span><text:span text:style-name="T35">auth_result_fail</text:span><text:span text:style-name="T26">));</text:span></text:p>
      <text:p text:style-name="P13"><text:span text:style-name="T26"><text:s text:c="12"/>} </text:span><text:span text:style-name="T29">else</text:span><text:span text:style-name="T26"> {</text:span></text:p>
      <text:p text:style-name="P13"><text:soft-page-break/><text:span text:style-name="T26"><text:s text:c="16"/></text:span><text:span text:style-name="T37">// "Please enter a valid password." (Used when the</text:span></text:p>
      <text:p text:style-name="P13"><text:span text:style-name="T26"><text:s text:c="16"/></text:span><text:span text:style-name="T37">// account is already in the database but the password</text:span></text:p>
      <text:p text:style-name="P13"><text:span text:style-name="T26"><text:s text:c="16"/></text:span><text:span text:style-name="T37">// doesn't work.)</text:span></text:p>
      <text:p text:style-name="P13"><text:span text:style-name="T26"><text:s text:c="16"/></text:span><text:span text:style-name="T34">mMessage</text:span></text:p>
      <text:p text:style-name="P13"><text:span text:style-name="T26"><text:s text:c="20"/>.setText(getText(R.string.</text:span><text:span text:style-name="T35">auth_result_fail</text:span><text:span text:style-name="T26">));</text:span></text:p>
      <text:p text:style-name="P16"><text:s text:c="12"/>}</text:p>
      <text:p text:style-name="P16"><text:s text:c="8"/>}</text:p>
      <text:p text:style-name="P16"><text:s text:c="4"/>}</text:p>
      <text:p text:style-name="P31">Step 5</text:p>
      <text:p text:style-name="P29"><text:s/><text:span text:style-name="T39">Thêm mới login.xml</text:span></text:p>
      <text:p text:style-name="P29">&lt;?xml version="1.0" encoding="utf-8"?&gt;</text:p>
      <text:p text:style-name="P29">&lt;LinearLayout xmlns:android="http://schemas.android.com/apk/res/android"</text:p>
      <text:p text:style-name="P29"><text:tab/><text:tab/>android:orientation="vertical"</text:p>
      <text:p text:style-name="P29"><text:s text:c="4"/><text:tab/>android:layout_width="fill_parent"</text:p>
      <text:p text:style-name="P29"><text:s text:c="4"/><text:tab/>android:layout_height="wrap_content"</text:p>
      <text:p text:style-name="P29"><text:s text:c="4"/><text:tab/>android:minWidth="250dp"</text:p>
      <text:p text:style-name="P29"><text:s text:c="4"/><text:tab/>android:layout_gravity="center"&gt;</text:p>
      <text:p text:style-name="P29"></text:p>
      <text:p text:style-name="P29"><text:tab/> <text:s text:c="3"/>&lt;TextView android:id="@+id/login_message"</text:p>
      <text:p text:style-name="P29"><text:tab/> <text:s text:c="3"/><text:tab/><text:tab/>android:layout_width="wrap_content"</text:p>
      <text:p text:style-name="P29"><text:tab/><text:tab/><text:tab/><text:tab/>android:layout_height="wrap_content"</text:p>
      <text:p text:style-name="P29"><text:tab/><text:tab/><text:tab/><text:tab/>android:layout_marginLeft="10dp"</text:p>
      <text:p text:style-name="P29"><text:tab/><text:tab/><text:tab/><text:tab/>android:textColor="#F00"</text:p>
      <text:p text:style-name="P29"><text:tab/><text:tab/><text:tab/><text:tab/>android:visibility="gone"</text:p>
      <text:p text:style-name="P29"><text:tab/><text:tab/><text:tab/>/&gt;</text:p>
      <text:p text:style-name="P29"><text:tab/>&lt;LinearLayout </text:p>
      <text:p text:style-name="P29"><text:tab/><text:tab/><text:tab/>android:orientation="horizontal"</text:p>
      <text:p text:style-name="P29"><text:tab/> <text:s text:c="3"/><text:tab/>android:layout_width="fill_parent"</text:p>
      <text:p text:style-name="P29"><text:tab/> <text:s text:c="3"/><text:tab/>android:layout_height="wrap_content"</text:p>
      <text:p text:style-name="P29"><text:tab/><text:tab/><text:tab/>&gt;</text:p>
      <text:p text:style-name="P29"><text:s text:c="4"/></text:p>
      <text:p text:style-name="P29"><text:tab/><text:tab/>&lt;TextView</text:p>
      <text:p text:style-name="P29"><text:tab/><text:tab/><text:tab/><text:tab/>android:layout_width="wrap_content"</text:p>
      <text:p text:style-name="P29"><text:tab/><text:tab/><text:tab/><text:tab/>android:layout_height="wrap_content"</text:p>
      <text:p text:style-name="P29"><text:tab/><text:tab/><text:tab/><text:tab/>android:text="@string/login_username"</text:p>
      <text:p text:style-name="P29"><text:tab/><text:tab/><text:tab/><text:tab/>android:minWidth="80dp"<text:tab/><text:tab/><text:tab/><text:tab/></text:p>
      <text:p text:style-name="P29"><text:tab/><text:tab/><text:tab/><text:tab/>android:layout_marginLeft="10dp"</text:p>
      <text:p text:style-name="P29"><text:tab/><text:tab/><text:tab/>/&gt;</text:p>
      <text:p text:style-name="P29"><text:tab/><text:tab/>&lt;EditText android:id="@+id/username"</text:p>
      <text:p text:style-name="P29"><text:tab/><text:tab/><text:tab/><text:tab/>android:layout_width="fill_parent"</text:p>
      <text:p text:style-name="P29"><text:tab/><text:tab/><text:tab/><text:tab/>android:layout_height="wrap_content"</text:p>
      <text:p text:style-name="P29"><text:tab/><text:tab/><text:tab/><text:tab/>android:singleLine="true"</text:p>
      <text:p text:style-name="P29"><text:tab/><text:tab/><text:tab/><text:tab/>android:layout_marginLeft="10dp"</text:p>
      <text:p text:style-name="P29"><text:tab/><text:tab/><text:tab/><text:tab/>android:layout_marginRight="10dp"</text:p>
      <text:p text:style-name="P29"><text:tab/><text:tab/><text:tab/>/&gt;</text:p>
      <text:p text:style-name="P29"><text:tab/>&lt;/LinearLayout&gt;</text:p>
      <text:p text:style-name="P29"><text:tab/>&lt;LinearLayout </text:p>
      <text:p text:style-name="P29"><text:soft-page-break/><text:tab/><text:tab/><text:tab/>android:orientation="horizontal"</text:p>
      <text:p text:style-name="P29"><text:tab/> <text:s text:c="3"/><text:tab/>android:layout_width="fill_parent"</text:p>
      <text:p text:style-name="P29"><text:tab/> <text:s text:c="3"/><text:tab/>android:layout_height="wrap_content"</text:p>
      <text:p text:style-name="P29"><text:tab/><text:tab/><text:tab/>&gt;</text:p>
      <text:p text:style-name="P29"><text:s text:c="4"/></text:p>
      <text:p text:style-name="P29"><text:tab/><text:tab/>&lt;TextView</text:p>
      <text:p text:style-name="P29"><text:tab/><text:tab/><text:tab/><text:tab/>android:layout_width="wrap_content"</text:p>
      <text:p text:style-name="P29"><text:tab/><text:tab/><text:tab/><text:tab/>android:layout_height="wrap_content"</text:p>
      <text:p text:style-name="P29"><text:tab/><text:tab/><text:tab/><text:tab/>android:text="@string/login_password"</text:p>
      <text:p text:style-name="P29"><text:tab/><text:tab/><text:tab/><text:tab/>android:minWidth="80dp"<text:tab/><text:tab/><text:tab/><text:tab/></text:p>
      <text:p text:style-name="P29"><text:tab/><text:tab/><text:tab/><text:tab/>android:layout_marginLeft="10dp"</text:p>
      <text:p text:style-name="P29"><text:tab/><text:tab/><text:tab/>/&gt;</text:p>
      <text:p text:style-name="P29"><text:tab/><text:tab/>&lt;EditText android:id="@+id/password"</text:p>
      <text:p text:style-name="P29"><text:tab/><text:tab/><text:tab/><text:tab/>android:layout_width="fill_parent"</text:p>
      <text:p text:style-name="P29"><text:tab/><text:tab/><text:tab/><text:tab/>android:layout_height="wrap_content"</text:p>
      <text:p text:style-name="P29"><text:tab/><text:tab/><text:tab/><text:tab/>android:singleLine="true"</text:p>
      <text:p text:style-name="P29"><text:tab/><text:tab/><text:tab/><text:tab/>android:password="true"</text:p>
      <text:p text:style-name="P29"><text:tab/><text:tab/><text:tab/><text:tab/>android:inputType="textPassword"</text:p>
      <text:p text:style-name="P29"><text:tab/><text:tab/><text:tab/><text:tab/>android:layout_marginLeft="10dp"</text:p>
      <text:p text:style-name="P29"><text:tab/><text:tab/><text:tab/><text:tab/>android:layout_marginRight="10dp"</text:p>
      <text:p text:style-name="P29"><text:tab/><text:tab/><text:tab/>/&gt;</text:p>
      <text:p text:style-name="P29"><text:tab/>&lt;/LinearLayout&gt;</text:p>
      <text:p text:style-name="P29"></text:p>
      <text:p text:style-name="P29"><text:tab/>&lt;Button android:id="@+id/btnLoginGo"</text:p>
      <text:p text:style-name="P29"><text:tab/><text:tab/><text:tab/>android:layout_width="fill_parent"</text:p>
      <text:p text:style-name="P29"><text:tab/><text:tab/><text:tab/>android:layout_height="wrap_content"</text:p>
      <text:p text:style-name="P29"><text:tab/><text:tab/><text:tab/>android:layout_gravity="center_horizontal"</text:p>
      <text:p text:style-name="P29"><text:tab/><text:tab/><text:tab/>android:text="@string/login_submit"</text:p>
      <text:p text:style-name="P29"><text:tab/><text:tab/>/&gt;</text:p>
      <text:p text:style-name="P29"></text:p>
      <text:p text:style-name="P29">&lt;/LinearLayout&gt;</text:p>
      <text:p text:style-name="P21">Step 6</text:p>
      <text:p text:style-name="P29"><text:s/><text:span text:style-name="T39">Thay đổi <text:s/>string.xml</text:span></text:p>
      <text:p text:style-name="P7"><text:span text:style-name="T7">&lt;</text:span><text:span text:style-name="T8">string</text:span> <text:span text:style-name="T9">name</text:span><text:span text:style-name="T14">=</text:span><text:span text:style-name="T18">"user_logged"</text:span><text:span text:style-name="T7">&gt;</text:span><text:span text:style-name="T14">Welcome, </text:span><text:span text:style-name="T7">&lt;/</text:span><text:span text:style-name="T8">string</text:span><text:span text:style-name="T7">&gt;</text:span></text:p>
      <text:p text:style-name="P31">Step 7</text:p>
      <text:p text:style-name="P36"><text:span text:style-name="T21">Thay đổi tập tin <text:s/></text:span><text:span text:style-name="T5">AndroidManifest.xml </text:span></text:p>
      <text:p text:style-name="P34">&lt;service android:name=".authenticator.AccountAuthenticatorService" </text:p>
      <text:p text:style-name="P34"><text:tab/> <text:s text:c="3"/><text:tab/><text:tab/>android:exported="true"&gt;</text:p>
      <text:p text:style-name="P34"><text:s text:c="3"/><text:tab/>&lt;intent-filter&gt;</text:p>
      <text:p text:style-name="P34"><text:s text:c="4"/><text:tab/><text:tab/>&lt;action android:name="android.accounts.AccountAuthenticator" /&gt;</text:p>
      <text:p text:style-name="P34"><text:s text:c="4"/><text:tab/>&lt;/intent-filter&gt;</text:p>
      <text:p text:style-name="P34"><text:tab/> <text:s text:c="3"/><text:tab/>&lt;meta-data android:name="android.accounts.AccountAuthenticator"</text:p>
      <text:p text:style-name="P34"><text:tab/> <text:s text:c="3"/><text:tab/><text:tab/><text:tab/>android:resource="@xml/authenticator" /&gt;</text:p>
      <text:p text:style-name="P34">&lt;/service&gt; </text:p>
      <text:p text:style-name="P34">&lt;activity </text:p>
      <text:p text:style-name="P34"><text:soft-page-break/><text:s text:c="26"/>android:name=".authenticator.AuthenticatorActivity" </text:p>
      <text:p text:style-name="P34"><text:tab/> <text:s text:c="3"/><text:tab/>android:label="@string/login" </text:p>
      <text:p text:style-name="P34"><text:tab/> <text:s text:c="2"/><text:tab/>android:theme="@android:style/Theme.Dialog" </text:p>
      <text:p text:style-name="P34"><text:s text:c="26"/>android:excludeFromRecents="true" </text:p>
      <text:p text:style-name="P34">/&gt;</text:p>
      <text:p text:style-name="P37">Step 8</text:p>
      <text:p text:style-name="P35">Thay đổi tập tin <text:s/>src/a<text:span text:style-name="T40">uthenticator /KohaAuthHandler</text:span>.java <text:s text:c="5"/>(uncomment)</text:p>
      <text:p text:style-name="P34"/>
      <text:p text:style-name="P23"><text:span text:style-name="T29">private</text:span> <text:span text:style-name="T29">static</text:span> <text:span text:style-name="T29">void</text:span> sendResult(<text:span text:style-name="T29">final</text:span> String authToken, <text:span text:style-name="T29">final</text:span> Handler handler,</text:p>
      <text:p text:style-name="P28"><text:span text:style-name="T26"><text:s text:c="8"/></text:span><text:span text:style-name="T29">final</text:span><text:span text:style-name="T26"> Context context) {</text:span></text:p>
      <text:p text:style-name="P28"><text:span text:style-name="T26"><text:s text:c="8"/></text:span><text:span text:style-name="T29">if</text:span><text:span text:style-name="T26"> (handler == </text:span><text:span text:style-name="T29">null</text:span><text:span text:style-name="T26"> || context == </text:span><text:span text:style-name="T29">null</text:span><text:span text:style-name="T26">) {</text:span></text:p>
      <text:p text:style-name="P28"><text:span text:style-name="T26"><text:s text:c="12"/></text:span><text:span text:style-name="T29">return</text:span><text:span text:style-name="T26">;</text:span></text:p>
      <text:p text:style-name="P27"><text:s text:c="8"/>}</text:p>
      <text:p text:style-name="P28"><text:span text:style-name="T26"><text:s text:c="8"/>handler.post(</text:span><text:span text:style-name="T29">new</text:span><text:span text:style-name="T26"> Runnable() {</text:span></text:p>
      <text:p text:style-name="P28"><text:span text:style-name="T26"><text:s text:c="12"/></text:span><text:span text:style-name="T29">public</text:span><text:span text:style-name="T26"> </text:span><text:span text:style-name="T29">void</text:span><text:span text:style-name="T26"> run() {</text:span></text:p>
      <text:p text:style-name="P27"><text:s text:c="12"/></text:p>
      <text:p text:style-name="P27"><text:s text:c="12"/>((AuthenticatorActivity) context).onAuthenticationResult(authToken);</text:p>
      <text:p text:style-name="P27"><text:s text:c="12"/>}</text:p>
      <text:p text:style-name="P27"><text:s text:c="8"/>});</text:p>
      <text:p text:style-name="P27"><text:s text:c="4"/>}</text:p>
      <text:p text:style-name="P27"/>
      <text:p text:style-name="P27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nguyen </meta:initial-creator>
    <meta:creation-date>2014-08-29T18:59:31</meta:creation-date>
    <dc:date>2014-09-13T11:26:32</dc:date>
    <dc:creator>tnguyen </dc:creator>
    <meta:editing-duration>P14DT4H42M15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7" meta:paragraph-count="308" meta:word-count="923" meta:character-count="11423" meta:non-whitespace-character-count="9170"/>
  </office:meta>
</office:document-meta>
</file>